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7991" officeooo:paragraph-rsid="001a7991"/>
    </style:style>
    <style:style style:name="P2" style:family="paragraph" style:parent-style-name="Standard">
      <style:text-properties officeooo:rsid="001b1596" officeooo:paragraph-rsid="001b1596"/>
    </style:style>
    <style:style style:name="P3" style:family="paragraph" style:parent-style-name="Standard">
      <style:text-properties officeooo:rsid="001be66e" officeooo:paragraph-rsid="001be66e"/>
    </style:style>
    <style:style style:name="P4" style:family="paragraph" style:parent-style-name="Standard">
      <style:text-properties officeooo:rsid="001ddf44" officeooo:paragraph-rsid="001ddf44"/>
    </style:style>
    <style:style style:name="P5" style:family="paragraph" style:parent-style-name="Standard">
      <style:text-properties officeooo:rsid="001f2289" officeooo:paragraph-rsid="001f2289"/>
    </style:style>
    <style:style style:name="P6" style:family="paragraph" style:parent-style-name="Standard">
      <style:text-properties officeooo:rsid="0020b00b" officeooo:paragraph-rsid="0020b00b"/>
    </style:style>
    <style:style style:name="P7" style:family="paragraph" style:parent-style-name="Standard">
      <style:text-properties officeooo:rsid="0021d142" officeooo:paragraph-rsid="0021d142"/>
    </style:style>
    <style:style style:name="P8" style:family="paragraph" style:parent-style-name="Standard">
      <style:text-properties officeooo:rsid="00235fee" officeooo:paragraph-rsid="00235fee"/>
    </style:style>
    <style:style style:name="P9" style:family="paragraph" style:parent-style-name="Standard">
      <style:text-properties officeooo:rsid="0024a4d8" officeooo:paragraph-rsid="0024a4d8"/>
    </style:style>
    <style:style style:name="P10" style:family="paragraph" style:parent-style-name="Standard">
      <style:text-properties officeooo:rsid="0027174d" officeooo:paragraph-rsid="0027174d"/>
    </style:style>
    <style:style style:name="P11" style:family="paragraph" style:parent-style-name="Standard">
      <style:text-properties officeooo:rsid="0027174d" officeooo:paragraph-rsid="0027174d"/>
    </style:style>
    <style:style style:name="P12" style:family="paragraph" style:parent-style-name="Standard">
      <style:text-properties officeooo:rsid="0027bbce" officeooo:paragraph-rsid="0027bb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SELECT DISTINCT nomMorceau </text:p>
      <text:p text:style-name="P1">FROM Morceaux</text:p>
      <text:p text:style-name="P1">WHERE idArtiste = '22164';</text:p>
      <text:p text:style-name="P1"/>
      <text:p text:style-name="P1">2)</text:p>
      <text:p text:style-name="P1">SELECT DISTINCT nomArtiste </text:p>
      <text:p text:style-name="P1">FROM Artistes</text:p>
      <text:p text:style-name="P1">WHERE idArtiste = '22164';</text:p>
      <text:p text:style-name="P1"/>
      <text:p text:style-name="P2">3)</text:p>
      <text:p text:style-name="P2">SELECT DISTINCT nomDisque</text:p>
      <text:p text:style-name="P2">FROM Disques d, Artistes a</text:p>
      <text:p text:style-name="P2">WHERE a.nomArtiste = 'Noir Désir' AND d.typeDisque = 'Album' AND a.idArtiste = d.idArtiste</text:p>
      <text:p text:style-name="P2"/>
      <text:p text:style-name="P2">4)</text:p>
      <text:p text:style-name="P3">SELECT DISTINCT nomDisque, nomArtiste</text:p>
      <text:p text:style-name="P3">FROM Disques d, Artistes a</text:p>
      <text:p text:style-name="P3">WHERE d.annee = '2013' AND d.pays = 'France' AND d.typeDisque = 'Single' AND a.idArtiste = d.idArtiste</text:p>
      <text:p text:style-name="P3"/>
      <text:p text:style-name="P3">5)</text:p>
      <text:p text:style-name="P3">SELECT DISTINCT nomMorceau</text:p>
      <text:p text:style-name="P3">FROM Morceaux m, Artistes a, Disques d</text:p>
      <text:p text:style-name="P3">WHERE a.nomArtiste = 'Nino Ferrer' AND d.annee = '1975'AND m.nomMorceau &lt;&gt; 'Le Sud' AND a.idArtiste = m.idArtiste AND d.idDisque = m.idDisque</text:p>
      <text:p text:style-name="P3"/>
      <text:p text:style-name="P3">6)</text:p>
      <text:p text:style-name="P3">SELECT DISTINCT idArtiste</text:p>
      <text:p text:style-name="P3">FROM Disques d</text:p>
      <text:p text:style-name="P3">EXCEPT </text:p>
      <text:p text:style-name="P3"><text:s text:c="2"/>SELECT idArtiste</text:p>
      <text:p text:style-name="P3"><text:s text:c="2"/>FROM Disques</text:p>
      <text:p text:style-name="P3"><text:s text:c="2"/>WHERE typeDisque &lt;&gt; 'Single'</text:p>
      <text:p text:style-name="P3"/>
      <text:p text:style-name="P3">7)</text:p>
      <text:p text:style-name="P4">SELECT DISTINCT nomArtiste</text:p>
      <text:p text:style-name="P4">FROM Morceaux m, Artistes a</text:p>
      <text:p text:style-name="P4">WHERE m.nomMorceau = 'Bernard Lavilliers' AND m.idArtiste = a.idArtiste</text:p>
      <text:p text:style-name="P4"/>
      <text:p text:style-name="P4">8)</text:p>
      <text:p text:style-name="P6">SELECT DISTINCT m.nomMorceau, nomDisque</text:p>
      <text:p text:style-name="P6">FROM Disques d, Morceaux m</text:p>
      <text:p text:style-name="P6">WHERE d.idDisque = m.idDisque </text:p>
      <text:p text:style-name="P6">AND d.idDisque in (</text:p>
      <text:p text:style-name="P6"><text:s text:c="2"/>SELECT idDisque</text:p>
      <text:p text:style-name="P6"><text:s text:c="2"/>FROM Morceaux </text:p>
      <text:p text:style-name="P6"><text:s text:c="2"/>WHERE nomMorceau = 'Bernard Lavilliers')</text:p>
      <text:p text:style-name="P6">Order By nomDisque, nomMorceau </text:p>
      <text:p text:style-name="P5"/>
      <text:p text:style-name="P5"/>
      <text:p text:style-name="P5"/>
      <text:p text:style-name="P5"><text:soft-page-break/>9)</text:p>
      <text:p text:style-name="P6">SELECT max(longueur) </text:p>
      <text:p text:style-name="P6">FROM Morceaux </text:p>
      <text:p text:style-name="P6"/>
      <text:p text:style-name="P6">10)</text:p>
      <text:p text:style-name="P7">SELECT DISTINCT nomMorceau, nomArtiste, longueur</text:p>
      <text:p text:style-name="P7">FROM Morceaux m, Artistes a</text:p>
      <text:p text:style-name="P7">WHERE m.idArtiste = a.idArtiste</text:p>
      <text:p text:style-name="P7">AND m.longueur in(</text:p>
      <text:p text:style-name="P7"><text:s text:c="2"/>SELECT max(longueur)</text:p>
      <text:p text:style-name="P7"><text:s text:c="2"/>FROM Morceaux)</text:p>
      <text:p text:style-name="P7"/>
      <text:p text:style-name="P7">11)</text:p>
      <text:p text:style-name="P7">SELECT DISTINCT annee, count(annee)</text:p>
      <text:p text:style-name="P7">FROM Disques</text:p>
      <text:p text:style-name="P7">group by annee</text:p>
      <text:p text:style-name="P7">order by count(annee) desc</text:p>
      <text:p text:style-name="P7"/>
      <text:p text:style-name="P8">12)</text:p>
      <text:p text:style-name="P8">SELECT DISTINCT nomMorceau</text:p>
      <text:p text:style-name="P8">FROM Morceaux m, Artistes a</text:p>
      <text:p text:style-name="P8">WHERE nomArtiste = 'Georges Brassens' AND m.idArtiste = a.idArtiste</text:p>
      <text:p text:style-name="P8">EXCEPT</text:p>
      <text:p text:style-name="P8">SELECT DISTINCT nomMorceau</text:p>
      <text:p text:style-name="P8">FROM Morceaux m, Artistes a</text:p>
      <text:p text:style-name="P8">WHERE nomArtiste &lt;&gt; 'Georges Brassens' AND m.idArtiste = a.idArtiste</text:p>
      <text:p text:style-name="P8"/>
      <text:p text:style-name="P9">13)</text:p>
      <text:p text:style-name="P9">SELECT nomMorceau, count(nomMorceau)</text:p>
      <text:p text:style-name="P9">FROM Morceaux m natural join Artistes a</text:p>
      <text:p text:style-name="P9">WHERE nomArtiste &lt;&gt; 'Georges Brassens'</text:p>
      <text:p text:style-name="P9">AND nomMorceau in (</text:p>
      <text:p text:style-name="P9"><text:s text:c="2"/>SELECT nomMorceau</text:p>
      <text:p text:style-name="P9"><text:s text:c="2"/>FROM Morceaux natural join Artistes</text:p>
      <text:p text:style-name="P9"><text:s text:c="2"/>WHERE nomArtiste = 'Georges Brassens')</text:p>
      <text:p text:style-name="P9">group by nomMorceau</text:p>
      <text:p text:style-name="P9">order by count(nomMorceau) desc</text:p>
      <text:p text:style-name="P9"/>
      <text:p text:style-name="P9">14)</text:p>
      <text:p text:style-name="P10">SELECT nomDisque, length</text:p>
      <text:p text:style-name="P10">FROM(</text:p>
      <text:p text:style-name="P10">SELECT distinct nomDisque, sum(longueur) as length</text:p>
      <text:p text:style-name="P10">FROM Disques d natural join Artistes natural join Morceaux m</text:p>
      <text:p text:style-name="P10">WHERE nomArtiste = 'Francis Cabrel' AND typeDisque = 'Album'</text:p>
      <text:p text:style-name="P10">group by nomDisque, d.idDisque</text:p>
      <text:p text:style-name="P10">)</text:p>
      <text:p text:style-name="P10"/>
      <text:p text:style-name="P10">15)</text:p>
      <text:p text:style-name="P10">SELECT nomDisque, length</text:p>
      <text:p text:style-name="P10">FROM(</text:p>
      <text:p text:style-name="P10">SELECT distinct nomDisque, sum(longueur) as length</text:p>
      <text:p text:style-name="P10">FROM Disques d natural join Artistes natural join Morceaux m</text:p>
      <text:p text:style-name="P10"><text:soft-page-break/>WHERE nomArtiste = 'Francis Cabrel' AND typeDisque = 'Album'</text:p>
      <text:p text:style-name="P10">group by nomDisque, d.idDisque</text:p>
      <text:p text:style-name="P10">)</text:p>
      <text:p text:style-name="P10">WHERE length &gt; 3600000</text:p>
      <text:p text:style-name="P10"/>
      <text:p text:style-name="P12">16)</text:p>
      <text:p text:style-name="P12">SELECT DISTINCT annee</text:p>
      <text:p text:style-name="P12">FROM Artistes NATURAL JOIN Disques</text:p>
      <text:p text:style-name="P12">WHERE nomArtiste = “Alizé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50:56.504179905</meta:creation-date>
    <dc:date>2018-09-27T15:10:35.843631607</dc:date>
    <meta:editing-duration>PT1H3M47S</meta:editing-duration>
    <meta:editing-cycles>3</meta:editing-cycles>
    <meta:generator>LibreOffice/5.3.6.1$Linux_X86_64 LibreOffice_project/30$Build-1</meta:generator>
    <meta:document-statistic meta:table-count="0" meta:image-count="0" meta:object-count="0" meta:page-count="3" meta:paragraph-count="94" meta:word-count="368" meta:character-count="2507" meta:non-whitespace-character-count="2203"/>
  </office:meta>
</office:document-meta>
</file>